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D000000E0C182CD575E21754C.png" manifest:media-type="image/png"/>
  <manifest:file-entry manifest:full-path="Pictures/10000201000000EF000000F260361C97F6FB09ED.png" manifest:media-type="image/png"/>
  <manifest:file-entry manifest:full-path="Pictures/100002010000013500000120DB700229E547E044.png" manifest:media-type="image/png"/>
  <manifest:file-entry manifest:full-path="Pictures/10000201000001340000011FFE7CC55C1F8E17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cdcdc" draw:textarea-horizontal-align="justify" draw:textarea-vertical-align="middle" draw:auto-grow-height="false" fo:min-height="0.812cm" fo:min-width="2.89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2cm"/>
    </style:style>
    <style:style style:name="gr5" style:family="graphic" style:parent-style-name="standard">
      <style:graphic-properties svg:stroke-color="#000000" draw:fill-color="#dcdcdc" draw:textarea-horizontal-align="justify" draw:textarea-vertical-align="middle" draw:auto-grow-height="false" fo:min-height="0.74cm" fo:min-width="2.894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37cm"/>
    </style:style>
    <style:style style:name="gr10" style:family="graphic" style:parent-style-name="standard">
      <style:graphic-properties svg:stroke-color="#000000" draw:fill-color="#dcdcdc" draw:textarea-horizontal-align="justify" draw:textarea-vertical-align="middle" draw:auto-grow-height="false" fo:min-height="3.15cm" fo:min-width="3.6cm"/>
    </style:style>
    <style:style style:name="gr11" style:family="graphic" style:parent-style-name="standard">
      <style:graphic-properties draw:stroke="solid" svg:stroke-color="#000000" draw:fill="solid" draw:fill-color="#dcdcdc" fo:min-height="1.111cm"/>
    </style:style>
    <style:style style:name="gr12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P1" style:family="paragraph">
      <style:paragraph-properties fo:text-align="center"/>
    </style:style>
    <style:style style:name="P2" style:family="paragraph">
      <loext:graphic-properties draw:fill-color="#dcdcdc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dcdcdc"/>
      <style:paragraph-properties fo:text-align="center"/>
    </style:style>
    <style:style style:name="P6" style:family="paragraph">
      <loext:graphic-properties draw:fill="solid" draw:fill-color="#dcdcdc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8cm" svg:height="1.5cm" svg:x="8cm" svg:y="1.931cm">
          <text:p text:style-name="P1"><text:span text:style-name="T1">Classes balanc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941cm" svg:y1="2.68cm" svg:x2="8cm" svg:y2="2.681cm" draw:start-shape="id1" draw:start-glue-point="1" draw:end-shape="id2" draw:end-glue-point="6" svg:d="M5941 2680l2059 1" svg:viewBox="0 0 2060 2">
          <text:p/>
        </draw:connector>
        <draw:frame draw:style-name="gr3" draw:text-style-name="P4" xml:id="id7" draw:id="id7" draw:layer="layout" svg:width="3.474cm" svg:height="0.806cm" svg:x="16.48cm" svg:y="6.156cm">
          <draw:text-box>
            <text:p><text:span text:style-name="T1">Valid dataset </text:span></text:p>
          </draw:text-box>
        </draw:frame>
        <draw:frame draw:style-name="gr4" draw:text-style-name="P4" xml:id="id5" draw:id="id5" draw:layer="layout" svg:width="3.52cm" svg:height="0.806cm" svg:x="12.98cm" svg:y="6.156cm">
          <draw:text-box>
            <text:p><text:span text:style-name="T1">Train dataset </text:span></text:p>
          </draw:text-box>
        </draw:frame>
        <draw:connector draw:style-name="gr2" draw:text-style-name="P3" draw:layer="layout" svg:x1="12.8cm" svg:y1="2.681cm" svg:x2="14.663cm" svg:y2="4.6cm" draw:start-shape="id2" draw:start-glue-point="10" draw:end-shape="id3" draw:end-glue-point="0" svg:d="M12800 2681h1863v1919" svg:viewBox="0 0 1864 1920">
          <text:p/>
        </draw:connector>
        <draw:connector draw:style-name="gr2" draw:text-style-name="P3" draw:layer="layout" svg:x1="12.8cm" svg:y1="2.681cm" svg:x2="18.163cm" svg:y2="4.6cm" draw:start-shape="id2" draw:start-glue-point="10" draw:end-shape="id4" draw:end-glue-point="0" svg:d="M12800 2681h5363v1919" svg:viewBox="0 0 5364 1920">
          <text:p/>
        </draw:connector>
        <draw:custom-shape draw:style-name="gr1" draw:text-style-name="P2" xml:id="id6" draw:id="id6" draw:layer="layout" svg:width="4.8cm" svg:height="1.5cm" svg:x="13.8cm" svg:y="8.7cm">
          <text:p text:style-name="P1"><text:span text:style-name="T1">Token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4.74cm" svg:y1="6.962cm" svg:x2="16.2cm" svg:y2="8.7cm" draw:start-shape="id5" draw:start-glue-point="2" draw:end-shape="id6" svg:d="M14740 6962v869h1460v869" svg:viewBox="0 0 1461 1739">
          <text:p/>
        </draw:connector>
        <draw:connector draw:style-name="gr2" draw:text-style-name="P3" draw:layer="layout" svg:x1="18.217cm" svg:y1="6.962cm" svg:x2="16.2cm" svg:y2="8.7cm" draw:start-shape="id7" draw:start-glue-point="2" draw:end-shape="id6" draw:end-glue-point="4" svg:d="M18217 6962v869h-2017v869" svg:viewBox="0 0 2018 1739">
          <text:p/>
        </draw:connector>
        <draw:custom-shape draw:style-name="gr1" draw:text-style-name="P2" xml:id="id8" draw:id="id8" draw:layer="layout" svg:width="4.8cm" svg:height="1.5cm" svg:x="13.801cm" svg:y="11.201cm">
          <text:p text:style-name="P1"><text:span text:style-name="T1">Tokens fil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6.2cm" svg:y1="10.2cm" svg:x2="16.201cm" svg:y2="11.201cm" draw:start-shape="id6" draw:start-glue-point="8" draw:end-shape="id8" draw:end-glue-point="4" svg:d="M16200 10200v501h1v500" svg:viewBox="0 0 2 1002">
          <text:p/>
        </draw:connector>
        <draw:custom-shape draw:style-name="gr5" draw:text-style-name="P2" xml:id="id10" draw:id="id10" draw:layer="layout" svg:width="4.8cm" svg:height="1.4cm" svg:x="20.5cm" svg:y="13.9cm">
          <text:p text:style-name="P1"><text:span text:style-name="T1">Texts digit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2.9cm" svg:y1="12.7cm" svg:x2="22.9cm" svg:y2="13.9cm" draw:start-shape="id9" draw:start-glue-point="8" draw:end-shape="id10" draw:end-glue-point="4" svg:d="M22900 12700v1200" svg:viewBox="0 0 1 1201">
          <text:p/>
        </draw:connector>
        <draw:frame draw:style-name="gr6" draw:text-style-name="P3" xml:id="id12" draw:id="id12" draw:layer="layout" svg:width="1.689cm" svg:height="1.5cm" svg:x="13.8cm" svg:y="17.5cm">
          <draw:image xlink:href="Pictures/10000201000000EF000000F260361C97F6FB09ED.png" xlink:type="simple" xlink:show="embed" xlink:actuate="onLoad">
            <text:p/>
          </draw:image>
        </draw:frame>
        <draw:frame draw:style-name="gr6" draw:text-style-name="P3" xml:id="id13" draw:id="id13" draw:layer="layout" svg:width="1.689cm" svg:height="1.5cm" svg:x="17.1cm" svg:y="17.5cm">
          <draw:image xlink:href="Pictures/10000201000000EF000000F260361C97F6FB09ED.png" xlink:type="simple" xlink:show="embed" xlink:actuate="onLoad">
            <text:p/>
          </draw:image>
        </draw:frame>
        <draw:frame draw:style-name="gr6" draw:text-style-name="P3" xml:id="id3" draw:id="id3" draw:layer="layout" svg:width="2.474cm" svg:height="1.8cm" svg:x="13.426cm" svg:y="4.6cm">
          <draw:image xlink:href="Pictures/10000201000001340000011FFE7CC55C1F8E17C1.png" xlink:type="simple" xlink:show="embed" xlink:actuate="onLoad">
            <text:p/>
          </draw:image>
        </draw:frame>
        <draw:frame draw:style-name="gr6" draw:text-style-name="P3" xml:id="id4" draw:id="id4" draw:layer="layout" svg:width="2.474cm" svg:height="1.8cm" svg:x="16.926cm" svg:y="4.6cm">
          <draw:image xlink:href="Pictures/10000201000001340000011FFE7CC55C1F8E17C1.png" xlink:type="simple" xlink:show="embed" xlink:actuate="onLoad">
            <text:p/>
          </draw:image>
        </draw:frame>
        <draw:g>
          <draw:frame draw:style-name="gr7" draw:text-style-name="P4" draw:layer="layout" svg:width="5.078cm" svg:height="0.962cm" svg:x="1.7cm" svg:y="4.1cm">
            <draw:text-box>
              <text:p><text:span text:style-name="T1">Corpus of comments</text:span></text:p>
            </draw:text-box>
          </draw:frame>
          <draw:frame draw:style-name="gr6" draw:text-style-name="P3" xml:id="id1" draw:id="id1" draw:layer="layout" svg:width="3.341cm" svg:height="2.361cm" svg:x="2.6cm" svg:y="1.5cm">
            <draw:image xlink:href="Pictures/100002010000013D000000E0C182CD575E21754C.png" xlink:type="simple" xlink:show="embed" xlink:actuate="onLoad">
              <text:p/>
            </draw:image>
          </draw:frame>
        </draw:g>
        <draw:connector draw:style-name="gr2" draw:text-style-name="P3" draw:layer="layout" svg:x1="16.301cm" svg:y1="15.301cm" svg:x2="14.644cm" svg:y2="17.5cm" draw:start-shape="id11" draw:start-glue-point="8" draw:end-shape="id12" draw:end-glue-point="0" svg:d="M16301 15301v1101h-1657v1098" svg:viewBox="0 0 1658 2200">
          <text:p/>
        </draw:connector>
        <draw:connector draw:style-name="gr2" draw:text-style-name="P3" draw:layer="layout" svg:x1="16.301cm" svg:y1="15.301cm" svg:x2="17.944cm" svg:y2="17.5cm" draw:start-shape="id11" draw:start-glue-point="8" draw:end-shape="id13" draw:end-glue-point="0" svg:d="M16301 15301v1101h1643v1098" svg:viewBox="0 0 1644 2200">
          <text:p/>
        </draw:connector>
        <draw:frame draw:style-name="gr6" draw:text-style-name="P3" draw:layer="layout" svg:width="2.579cm" svg:height="1.564cm" svg:x="20.021cm" svg:y="7.136cm">
          <draw:image xlink:href="Pictures/10000201000000EF000000F260361C97F6FB09ED.png" xlink:type="simple" xlink:show="embed" xlink:actuate="onLoad">
            <text:p/>
          </draw:image>
        </draw:frame>
        <draw:custom-shape draw:style-name="gr1" draw:text-style-name="P2" xml:id="id9" draw:id="id9" draw:layer="layout" svg:width="4.8cm" svg:height="1.5cm" svg:x="20.5cm" svg:y="11.2cm">
          <text:p text:style-name="P1"><text:span text:style-name="T1">Weights matrix </text:span></text:p>
          <text:p text:style-name="P1"><text:span text:style-name="T1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5" draw:id="id15" draw:layer="layout" svg:width="3.542cm" svg:height="0.806cm" svg:x="19.3cm" svg:y="8.6cm">
          <draw:text-box>
            <text:p><text:span text:style-name="T1">Glove vectors</text:span></text:p>
          </draw:text-box>
        </draw:frame>
        <draw:frame draw:style-name="gr6" draw:text-style-name="P3" draw:layer="layout" svg:width="2.96cm" svg:height="2.16cm" svg:x="23.34cm" svg:y="6.54cm">
          <draw:image xlink:href="Pictures/100002010000013500000120DB700229E547E044.png" xlink:type="simple" xlink:show="embed" xlink:actuate="onLoad">
            <text:p/>
          </draw:image>
        </draw:frame>
        <draw:frame draw:style-name="gr9" draw:text-style-name="P4" xml:id="id16" draw:id="id16" draw:layer="layout" svg:width="4.337cm" svg:height="0.806cm" svg:x="22.858cm" svg:y="8.6cm">
          <draw:text-box>
            <text:p><text:span text:style-name="T1">Glove vocabulary</text:span></text:p>
          </draw:text-box>
        </draw:frame>
        <draw:connector draw:style-name="gr2" draw:text-style-name="P3" draw:layer="layout" svg:x1="18.601cm" svg:y1="11.951cm" svg:x2="20.5cm" svg:y2="11.95cm" draw:start-shape="id8" draw:start-glue-point="10" draw:end-shape="id9" draw:end-glue-point="6" svg:d="M18601 11951h950v-1h949" svg:viewBox="0 0 1900 2">
          <text:p/>
        </draw:connector>
        <draw:frame draw:style-name="gr3" draw:text-style-name="P4" draw:layer="layout" svg:width="3.474cm" svg:height="0.806cm" svg:x="16.426cm" svg:y="18.994cm">
          <draw:text-box>
            <text:p><text:span text:style-name="T1">Valid tensor </text:span></text:p>
          </draw:text-box>
        </draw:frame>
        <draw:frame draw:style-name="gr3" draw:text-style-name="P4" draw:layer="layout" svg:width="3.474cm" svg:height="0.806cm" svg:x="12.926cm" svg:y="18.994cm">
          <draw:text-box>
            <text:p><text:span text:style-name="T1">Train tensor </text:span></text:p>
          </draw:text-box>
        </draw:frame>
        <draw:g xml:id="id14" draw:id="id14">
          <draw:custom-shape draw:style-name="gr10" draw:text-style-name="P5" draw:layer="layout" svg:width="4.1cm" svg:height="3.4cm" svg:x="5.7cm" svg:y="8.90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4.1cm" svg:height="1.361cm" svg:x="5.7cm" svg:y="8.9cm">
            <draw:text-box>
              <text:p text:style-name="P1"><text:span text:style-name="T1">«package»</text:span></text:p>
              <text:p text:style-name="P1"><text:span text:style-name="T1">Spacy</text:span></text:p>
            </draw:text-box>
          </draw:frame>
        </draw:g>
        <draw:connector draw:style-name="gr12" draw:text-style-name="P3" draw:layer="layout" svg:x1="13.8cm" svg:y1="9.45cm" svg:x2="9.8cm" svg:y2="10.603cm" draw:start-shape="id6" draw:start-glue-point="6" draw:end-shape="id14" svg:d="M13800 9450h-2000v1153h-2000" svg:viewBox="0 0 4001 1154">
          <text:p/>
        </draw:connector>
        <draw:connector draw:style-name="gr12" draw:text-style-name="P3" draw:layer="layout" svg:x1="13.801cm" svg:y1="11.951cm" svg:x2="9.8cm" svg:y2="10.603cm" draw:start-shape="id8" draw:start-glue-point="6" draw:end-shape="id14" draw:end-glue-point="1" svg:d="M13801 11951h-2000v-1348h-2001" svg:viewBox="0 0 4002 1349">
          <text:p/>
        </draw:connector>
        <draw:connector draw:style-name="gr12" draw:text-style-name="P3" draw:layer="layout" svg:x1="22.9cm" svg:y1="11.2cm" svg:x2="21.071cm" svg:y2="9.406cm" draw:start-shape="id9" draw:start-glue-point="4" draw:end-shape="id15" svg:d="M22900 11200v-897h-1829v-897" svg:viewBox="0 0 1830 1795">
          <text:p/>
        </draw:connector>
        <draw:connector draw:style-name="gr12" draw:text-style-name="P3" draw:layer="layout" svg:x1="22.9cm" svg:y1="11.2cm" svg:x2="25.026cm" svg:y2="9.406cm" draw:start-shape="id9" draw:start-glue-point="4" draw:end-shape="id16" draw:end-glue-point="2" svg:d="M22900 11200v-897h2126v-897" svg:viewBox="0 0 2127 1795">
          <text:p/>
        </draw:connector>
        <draw:frame draw:style-name="gr13" draw:text-style-name="P4" draw:layer="layout" svg:width="2.382cm" svg:height="0.806cm" svg:x="11.7cm" svg:y="8.7cm">
          <draw:text-box>
            <text:p><text:span text:style-name="T1">« uses »</text:span></text:p>
          </draw:text-box>
        </draw:frame>
        <draw:frame draw:style-name="gr13" draw:text-style-name="P4" draw:layer="layout" svg:width="2.382cm" svg:height="0.806cm" svg:x="11.7cm" svg:y="11.9cm">
          <draw:text-box>
            <text:p><text:span text:style-name="T1">« uses »</text:span></text:p>
          </draw:text-box>
        </draw:frame>
        <draw:frame draw:style-name="gr13" draw:text-style-name="P4" draw:layer="layout" svg:width="2.382cm" svg:height="0.806cm" svg:x="18.8cm" svg:y="9.5cm">
          <draw:text-box>
            <text:p><text:span text:style-name="T1">« uses »</text:span></text:p>
          </draw:text-box>
        </draw:frame>
        <draw:frame draw:style-name="gr13" draw:text-style-name="P4" draw:layer="layout" svg:width="2.382cm" svg:height="0.806cm" svg:x="24.9cm" svg:y="9.5cm">
          <draw:text-box>
            <text:p><text:span text:style-name="T1">« uses »</text:span></text:p>
          </draw:text-box>
        </draw:frame>
        <draw:custom-shape draw:style-name="gr5" draw:text-style-name="P2" xml:id="id11" draw:id="id11" draw:layer="layout" svg:width="4.8cm" svg:height="1.4cm" svg:x="13.901cm" svg:y="13.901cm">
          <text:p text:style-name="P1"><text:span text:style-name="T1">Rows trun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0.5cm" svg:y1="14.6cm" svg:x2="18.701cm" svg:y2="14.601cm" draw:start-shape="id10" draw:start-glue-point="6" draw:end-shape="id11" draw:end-glue-point="10" svg:d="M20500 14600l-1799 1" svg:viewBox="0 0 180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4:46:29.107531292</meta:creation-date>
    <dc:date>2019-11-02T16:46:30.663916006</dc:date>
    <meta:editing-duration>PT27M37S</meta:editing-duration>
    <meta:editing-cycles>4</meta:editing-cycles>
    <meta:generator>LibreOffice/6.0.7.3$Linux_X86_64 LibreOffice_project/00m0$Build-3</meta:generator>
    <meta:document-statistic meta:object-count="43"/>
  </office:meta>
</office:document-meta>
</file>